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3.43cm" table:align="left"/>
    </style:style>
    <style:style style:name="Table1.A" style:family="table-column">
      <style:table-column-properties style:column-width="2.838cm"/>
    </style:style>
    <style:style style:name="Table1.B" style:family="table-column">
      <style:table-column-properties style:column-width="10.592cm"/>
    </style:style>
    <style:style style:name="Table1.A1" style:family="table-cell">
      <style:table-cell-properties style:vertical-align="middle" fo:padding="0.049cm" fo:border="none"/>
    </style:style>
    <style:style style:name="Table2" style:family="table">
      <style:table-properties style:width="13.487cm" table:align="left"/>
    </style:style>
    <style:style style:name="Table2.A" style:family="table-column">
      <style:table-column-properties style:column-width="3.78cm"/>
    </style:style>
    <style:style style:name="Table2.B" style:family="table-column">
      <style:table-column-properties style:column-width="9.707cm"/>
    </style:style>
    <style:style style:name="Table2.A1" style:family="table-cell">
      <style:table-cell-properties style:vertical-align="middle" fo:padding="0.049cm" fo:border="none"/>
    </style:style>
    <style:style style:name="Table3" style:family="table">
      <style:table-properties style:width="12.093cm" table:align="left"/>
    </style:style>
    <style:style style:name="Table3.A" style:family="table-column">
      <style:table-column-properties style:column-width="2.298cm"/>
    </style:style>
    <style:style style:name="Table3.B" style:family="table-column">
      <style:table-column-properties style:column-width="7.197cm"/>
    </style:style>
    <style:style style:name="Table3.C" style:family="table-column">
      <style:table-column-properties style:column-width="2.598cm"/>
    </style:style>
    <style:style style:name="Table3.A1" style:family="table-cell">
      <style:table-cell-properties style:vertical-align="middle" fo:padding="0.049cm" fo:border="none"/>
    </style:style>
    <style:style style:name="P1" style:family="paragraph" style:parent-style-name="Horizontal_20_Line">
      <style:text-properties officeooo:paragraph-rsid="00064599"/>
    </style:style>
    <style:style style:name="P2" style:family="paragraph" style:parent-style-name="Horizontal_20_Line">
      <style:text-properties fo:font-weight="normal" officeooo:paragraph-rsid="00064599" style:font-weight-asian="normal" style:font-weight-complex="normal"/>
    </style:style>
    <style:style style:name="P3" style:family="paragraph" style:parent-style-name="Preformatted_20_Text">
      <style:paragraph-properties style:writing-mode="lr-tb"/>
    </style:style>
    <style:style style:name="P4" style:family="paragraph" style:parent-style-name="Preformatted_20_Text">
      <style:paragraph-properties fo:margin-top="0cm" fo:margin-bottom="0.499cm" loext:contextual-spacing="false" style:writing-mode="lr-tb"/>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weight="normal" style:font-weight-asian="normal" style:font-weight-complex="normal"/>
    </style:style>
    <style:style style:name="P7" style:family="paragraph" style:parent-style-name="Standard">
      <style:text-properties fo:font-weight="normal" officeooo:paragraph-rsid="00064599" style:font-weight-asian="normal" style:font-weight-complex="normal"/>
    </style:style>
    <style:style style:name="P8" style:family="paragraph" style:parent-style-name="Text_20_body">
      <style:text-properties fo:font-weight="normal" style:font-weight-asian="normal" style:font-weight-complex="normal"/>
    </style:style>
    <style:style style:name="P9" style:family="paragraph" style:parent-style-name="Text_20_body">
      <style:text-properties fo:font-weight="normal" officeooo:paragraph-rsid="00064599" style:font-weight-asian="normal" style:font-weight-complex="normal"/>
    </style:style>
    <style:style style:name="P10" style:family="paragraph" style:parent-style-name="Text_20_body">
      <style:text-properties fo:font-weight="bold" officeooo:paragraph-rsid="00064599" style:font-weight-asian="bold" style:font-weight-complex="bold"/>
    </style:style>
    <style:style style:name="P11" style:family="paragraph" style:parent-style-name="Heading_20_3">
      <style:text-properties fo:font-weight="normal" officeooo:paragraph-rsid="00087577" style:font-weight-asian="normal" style:font-weight-complex="normal"/>
    </style:style>
    <style:style style:name="P12" style:family="paragraph" style:parent-style-name="Heading_20_3">
      <style:text-properties fo:font-weight="normal" officeooo:paragraph-rsid="000beab8" style:font-weight-asian="normal" style:font-weight-complex="normal"/>
    </style:style>
    <style:style style:name="P13" style:family="paragraph" style:parent-style-name="Horizontal_20_Line">
      <style:text-properties fo:font-weight="normal" officeooo:paragraph-rsid="00087577" style:font-weight-asian="normal" style:font-weight-complex="normal"/>
    </style:style>
    <style:style style:name="P14" style:family="paragraph" style:parent-style-name="Horizontal_20_Line">
      <style:text-properties fo:font-weight="normal" officeooo:paragraph-rsid="00158db3" style:font-weight-asian="normal" style:font-weight-complex="normal"/>
    </style:style>
    <style:style style:name="P15" style:family="paragraph" style:parent-style-name="Horizontal_20_Line">
      <style:text-properties officeooo:paragraph-rsid="00087577"/>
    </style:style>
    <style:style style:name="P16" style:family="paragraph" style:parent-style-name="Horizontal_20_Line">
      <style:text-properties officeooo:paragraph-rsid="000beab8"/>
    </style:style>
    <style:style style:name="P17" style:family="paragraph" style:parent-style-name="Horizontal_20_Line">
      <style:text-properties officeooo:paragraph-rsid="00158db3"/>
    </style:style>
    <style:style style:name="P18" style:family="paragraph" style:parent-style-name="Preformatted_20_Text">
      <style:paragraph-properties style:writing-mode="lr-tb"/>
    </style:style>
    <style:style style:name="P19" style:family="paragraph" style:parent-style-name="Preformatted_20_Text">
      <style:paragraph-properties fo:margin-top="0cm" fo:margin-bottom="0.499cm" loext:contextual-spacing="false" style:writing-mode="lr-tb"/>
    </style:style>
    <style:style style:name="P20" style:family="paragraph" style:parent-style-name="Standard">
      <style:text-properties fo:font-weight="normal" officeooo:paragraph-rsid="00087577" style:font-weight-asian="normal" style:font-weight-complex="normal"/>
    </style:style>
    <style:style style:name="P21" style:family="paragraph" style:parent-style-name="Standard">
      <style:text-properties fo:font-weight="normal" officeooo:paragraph-rsid="00158db3" style:font-weight-asian="normal" style:font-weight-complex="normal"/>
    </style:style>
    <style:style style:name="P22" style:family="paragraph" style:parent-style-name="Text_20_body" style:list-style-name="L1"/>
    <style:style style:name="P23" style:family="paragraph" style:parent-style-name="Text_20_body" style:list-style-name="L2"/>
    <style:style style:name="P24" style:family="paragraph" style:parent-style-name="Text_20_body" style:list-style-name="L3"/>
    <style:style style:name="P25" style:family="paragraph" style:parent-style-name="Text_20_body" style:list-style-name="L4"/>
    <style:style style:name="P26" style:family="paragraph" style:parent-style-name="Text_20_body" style:list-style-name="L5"/>
    <style:style style:name="P27" style:family="paragraph" style:parent-style-name="Text_20_body" style:list-style-name="L6"/>
    <style:style style:name="P28" style:family="paragraph" style:parent-style-name="Text_20_body">
      <style:text-properties fo:font-weight="normal" style:font-weight-asian="normal" style:font-weight-complex="normal"/>
    </style:style>
    <style:style style:name="P29" style:family="paragraph" style:parent-style-name="Text_20_body">
      <style:text-properties fo:font-weight="normal" officeooo:paragraph-rsid="00064599" style:font-weight-asian="normal" style:font-weight-complex="normal"/>
    </style:style>
    <style:style style:name="P30" style:family="paragraph" style:parent-style-name="Text_20_body">
      <style:text-properties fo:font-weight="normal" officeooo:paragraph-rsid="00087577" style:font-weight-asian="normal" style:font-weight-complex="normal"/>
    </style:style>
    <style:style style:name="P31" style:family="paragraph" style:parent-style-name="Text_20_body">
      <style:text-properties fo:font-weight="bold" officeooo:paragraph-rsid="00087577" style:font-weight-asian="bold" style:font-weight-complex="bold"/>
    </style:style>
    <style:style style:name="P32" style:family="paragraph" style:parent-style-name="Text_20_body" style:list-style-name="L7"/>
    <style:style style:name="P33" style:family="paragraph" style:parent-style-name="Text_20_body" style:list-style-name="L8"/>
    <style:style style:name="P34" style:family="paragraph" style:parent-style-name="Text_20_body" style:list-style-name="L9"/>
    <style:style style:name="P35" style:family="paragraph" style:parent-style-name="Text_20_body" style:list-style-name="L10"/>
    <style:style style:name="P36" style:family="paragraph" style:parent-style-name="Text_20_body" style:list-style-name="L11"/>
    <style:style style:name="T1" style:family="text">
      <style:text-properties fo:font-weight="bold" style:font-weight-asian="bold" style:font-weight-complex="bold"/>
    </style:style>
    <style:style style:name="T2" style:family="text">
      <style:text-properties fo:font-size="10pt" fo:font-weight="bold" style:font-size-asian="10pt" style:font-weight-asian="bold" style:font-size-complex="10pt" style:font-weight-complex="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On kubernetes pods, On few pods, I want to run workload generator and the workload information should be fed into prophet algorithm running on another pod, based on workload prediction keda should scale up and scale down. How should I integrate into a solution and python/yaml codes ?</text:p>
      <text:p text:style-name="P5"/>
      <text:p text:style-name="P5"/>
      <text:p text:style-name="P8">This is a really cool use case — combining <text:span text:style-name="Strong_20_Emphasis">Kubernetes</text:span>, <text:span text:style-name="Strong_20_Emphasis">KEDA</text:span>, <text:span text:style-name="Strong_20_Emphasis">Prophet (time series prediction)</text:span>, and <text:span text:style-name="Strong_20_Emphasis">workload generators</text:span> for intelligent, predictive scaling. Let’s break it into parts, then integrate them with example YAML and Python code.</text:p>
      <text:p text:style-name="Horizontal_20_Line"/>
      <text:h text:style-name="Heading_20_2" text:outline-level="2">🔧 <text:span text:style-name="Strong_20_Emphasis">System Design Overview</text:span></text:h>
      <text:h text:style-name="Heading_20_3" text:outline-level="3">1. <text:span text:style-name="Strong_20_Emphasis">Workload Generator Pods</text:span></text:h>
      <text:list xml:id="list3201312783" text:style-name="L1">
        <text:list-item>
          <text:p text:style-name="P22">Simulate traffic or load.</text:p>
        </text:list-item>
        <text:list-item>
          <text:p text:style-name="P22">Push workload metrics (e.g., requests/sec, CPU, memory) to a centralized service.</text:p>
        </text:list-item>
      </text:list>
      <text:h text:style-name="Heading_20_3" text:outline-level="3">2. <text:span text:style-name="Strong_20_Emphasis">Prediction Pod (with Prophet)</text:span></text:h>
      <text:list xml:id="list3211888820" text:style-name="L2">
        <text:list-item>
          <text:p text:style-name="P23">Periodically pulls data from the workload generator(s).</text:p>
        </text:list-item>
        <text:list-item>
          <text:p text:style-name="P23">Uses Prophet to predict future workload.</text:p>
        </text:list-item>
        <text:list-item>
          <text:p text:style-name="P23">Stores the prediction (e.g., in Redis, or emits custom metrics via Prometheus exporter or HTTP).</text:p>
        </text:list-item>
      </text:list>
      <text:h text:style-name="Heading_20_3" text:outline-level="3">3. <text:span text:style-name="Strong_20_Emphasis">KEDA Scaler</text:span></text:h>
      <text:list xml:id="list1128796685" text:style-name="L3">
        <text:list-item>
          <text:p text:style-name="P24">Monitors predicted workload from Prophet.</text:p>
        </text:list-item>
        <text:list-item>
          <text:p text:style-name="P24">Scales pods up/down using prediction data (via HTTP scaler, Prometheus scaler, or external scaler).</text:p>
        </text:list-item>
      </text:list>
      <text:p text:style-name="Horizontal_20_Line"/>
      <text:h text:style-name="Heading_20_2" text:outline-level="2">🧩 Part-by-Part Implementation</text:h>
      <text:p text:style-name="Horizontal_20_Line"/>
      <text:h text:style-name="Heading_20_3" text:outline-level="3">🔹 1. <text:span text:style-name="Strong_20_Emphasis">Workload Generator Pod (Python Example)</text:span></text:h>
      <text:p text:style-name="Text_20_body">A simple Python workload simulator that emits CPU usage:</text:p>
      <text:p text:style-name="Preformatted_20_Text">python</text:p>
      <text:p text:style-name="Preformatted_20_Text">CopyEdit</text:p>
      <text:p text:style-name="P3"><text:span text:style-name="Source_20_Text"># workload_gen.py</text:span></text:p>
      <text:p text:style-name="P3"><text:span text:style-name="Source_20_Text">import time</text:span></text:p>
      <text:p text:style-name="P3"><text:span text:style-name="Source_20_Text">import random</text:span></text:p>
      <text:p text:style-name="P3"><text:span text:style-name="Source_20_Text">import requests</text:span></text:p>
      <text:p text:style-name="P3"/>
      <text:p text:style-name="P3"><text:span text:style-name="Source_20_Text">while True:</text:span></text:p>
      <text:p text:style-name="P3"><text:span text:style-name="Source_20_Text"><text:s text:c="4"/>simulated_load = random.randint(10, 100) <text:s/># simulate workload</text:span></text:p>
      <text:p text:style-name="P3"><text:span text:style-name="Source_20_Text"><text:s text:c="4"/>print(f"Workload: {simulated_load}")</text:span></text:p>
      <text:p text:style-name="P3"><text:soft-page-break/><text:span text:style-name="Source_20_Text"><text:s text:c="4"/>try:</text:span></text:p>
      <text:p text:style-name="P3"><text:span text:style-name="Source_20_Text"><text:s text:c="8"/>requests.post("http://prophet-predictor:5000/data", json={"value": simulated_load})</text:span></text:p>
      <text:p text:style-name="P3"><text:span text:style-name="Source_20_Text"><text:s text:c="4"/>except Exception as e:</text:span></text:p>
      <text:p text:style-name="P3"><text:span text:style-name="Source_20_Text"><text:s text:c="8"/>print("Failed to send data:", e)</text:span></text:p>
      <text:p text:style-name="P4"><text:span text:style-name="Source_20_Text"><text:s text:c="4"/>time.sleep(10)</text:span></text:p>
      <text:p text:style-name="Text_20_body"><text:span text:style-name="Strong_20_Emphasis">Dockerfile</text:span>:</text:p>
      <text:p text:style-name="Preformatted_20_Text">Dockerfile</text:p>
      <text:p text:style-name="Preformatted_20_Text">CopyEdit</text:p>
      <text:p text:style-name="P3"><text:span text:style-name="Source_20_Text">FROM python:3.9</text:span></text:p>
      <text:p text:style-name="P3"><text:span text:style-name="Source_20_Text">RUN pip install requests</text:span></text:p>
      <text:p text:style-name="P3"><text:span text:style-name="Source_20_Text">COPY workload_gen.py .</text:span></text:p>
      <text:p text:style-name="P4"><text:span text:style-name="Source_20_Text">CMD ["python", "workload_gen.py"]</text:span></text:p>
      <text:p text:style-name="Horizontal_20_Line"/>
      <text:h text:style-name="Heading_20_3" text:outline-level="3">🔹 2. <text:span text:style-name="Strong_20_Emphasis">Prophet Prediction Pod (Python API)</text:span></text:h>
      <text:p text:style-name="Text_20_body">This pod receives data, stores it, and predicts the next load using Prophet:</text:p>
      <text:p text:style-name="Preformatted_20_Text">python</text:p>
      <text:p text:style-name="Preformatted_20_Text">CopyEdit</text:p>
      <text:p text:style-name="P3"><text:span text:style-name="Source_20_Text"># predictor.py</text:span></text:p>
      <text:p text:style-name="P3"><text:span text:style-name="Source_20_Text">from flask import Flask, request, jsonify</text:span></text:p>
      <text:p text:style-name="P3"><text:span text:style-name="Source_20_Text">import pandas as pd</text:span></text:p>
      <text:p text:style-name="P3"><text:span text:style-name="Source_20_Text">from prophet import Prophet</text:span></text:p>
      <text:p text:style-name="P3"><text:span text:style-name="Source_20_Text">import datetime</text:span></text:p>
      <text:p text:style-name="P3"/>
      <text:p text:style-name="P3"><text:span text:style-name="Source_20_Text">app = Flask(__name__)</text:span></text:p>
      <text:p text:style-name="P3"><text:span text:style-name="Source_20_Text">data = []</text:span></text:p>
      <text:p text:style-name="P3"/>
      <text:p text:style-name="P3"><text:span text:style-name="Source_20_Text">@app.route('/data', methods=['POST'])</text:span></text:p>
      <text:p text:style-name="P3"><text:span text:style-name="Source_20_Text">def receive_data():</text:span></text:p>
      <text:p text:style-name="P3"><text:span text:style-name="Source_20_Text"><text:s text:c="4"/>global data</text:span></text:p>
      <text:p text:style-name="P3"><text:span text:style-name="Source_20_Text"><text:s text:c="4"/>value = request.json['value']</text:span></text:p>
      <text:p text:style-name="P3"><text:span text:style-name="Source_20_Text"><text:s text:c="4"/>now = datetime.datetime.now()</text:span></text:p>
      <text:p text:style-name="P3"><text:span text:style-name="Source_20_Text"><text:s text:c="4"/>data.append({"ds": now, "y": value})</text:span></text:p>
      <text:p text:style-name="P3"><text:span text:style-name="Source_20_Text"><text:s text:c="4"/>return "OK", 200</text:span></text:p>
      <text:p text:style-name="P3"/>
      <text:p text:style-name="P3"><text:span text:style-name="Source_20_Text">@app.route('/predict', methods=['GET'])</text:span></text:p>
      <text:p text:style-name="P3"><text:span text:style-name="Source_20_Text">def predict():</text:span></text:p>
      <text:p text:style-name="P3"><text:span text:style-name="Source_20_Text"><text:s text:c="4"/>global data</text:span></text:p>
      <text:p text:style-name="P3"><text:span text:style-name="Source_20_Text"><text:s text:c="4"/>if len(data) &lt; 10:</text:span></text:p>
      <text:p text:style-name="P3"><text:span text:style-name="Source_20_Text"><text:s text:c="8"/>return jsonify({"error": "Not enough data"}), 400</text:span></text:p>
      <text:p text:style-name="P3"/>
      <text:p text:style-name="P3"><text:span text:style-name="Source_20_Text"><text:s text:c="4"/>df = pd.DataFrame(data)</text:span></text:p>
      <text:p text:style-name="P3"><text:span text:style-name="Source_20_Text"><text:s text:c="4"/>m = Prophet()</text:span></text:p>
      <text:p text:style-name="P3"><text:span text:style-name="Source_20_Text"><text:s text:c="4"/>m.fit(df)</text:span></text:p>
      <text:p text:style-name="P3"><text:span text:style-name="Source_20_Text"><text:s text:c="4"/>future = m.make_future_dataframe(periods=1, freq='min')</text:span></text:p>
      <text:p text:style-name="P3"><text:span text:style-name="Source_20_Text"><text:s text:c="4"/>forecast = m.predict(future)</text:span></text:p>
      <text:p text:style-name="P3"><text:span text:style-name="Source_20_Text"><text:s text:c="4"/>yhat = forecast.iloc[-1]["yhat"]</text:span></text:p>
      <text:p text:style-name="P4"><text:span text:style-name="Source_20_Text"><text:s text:c="4"/>return jsonify({"predicted_load": yhat})</text:span></text:p>
      <text:p text:style-name="Text_20_body"><text:span text:style-name="Strong_20_Emphasis">Dockerfile</text:span>:</text:p>
      <text:p text:style-name="Preformatted_20_Text">Dockerfile</text:p>
      <text:p text:style-name="Preformatted_20_Text">CopyEdit</text:p>
      <text:p text:style-name="P3"><text:span text:style-name="Source_20_Text">FROM python:3.9</text:span></text:p>
      <text:p text:style-name="P3"><text:span text:style-name="Source_20_Text">RUN pip install flask prophet pandas</text:span></text:p>
      <text:p text:style-name="P3"><text:span text:style-name="Source_20_Text">COPY predictor.py .</text:span></text:p>
      <text:p text:style-name="P4"><text:soft-page-break/><text:span text:style-name="Source_20_Text">CMD ["python", "predictor.py"]</text:span></text:p>
      <text:p text:style-name="Horizontal_20_Line"/>
      <text:h text:style-name="Heading_20_3" text:outline-level="3">🔹 3. <text:span text:style-name="Strong_20_Emphasis">Deploy to Kubernetes</text:span></text:h>
      <text:p text:style-name="Text_20_body"><text:span text:style-name="Strong_20_Emphasis">Workload Generator Deployment (YAML)</text:span>:</text:p>
      <text:p text:style-name="Preformatted_20_Text">yaml</text:p>
      <text:p text:style-name="Preformatted_20_Text">CopyEdit</text:p>
      <text:p text:style-name="P3"><text:span text:style-name="Source_20_Text">apiVersion: apps/v1</text:span></text:p>
      <text:p text:style-name="P3"><text:span text:style-name="Source_20_Text">kind: Deployment</text:span></text:p>
      <text:p text:style-name="P3"><text:span text:style-name="Source_20_Text">metadata:</text:span></text:p>
      <text:p text:style-name="P3"><text:span text:style-name="Source_20_Text"><text:s text:c="2"/>name: workload-generator</text:span></text:p>
      <text:p text:style-name="P3"><text:span text:style-name="Source_20_Text">spec:</text:span></text:p>
      <text:p text:style-name="P3"><text:span text:style-name="Source_20_Text"><text:s text:c="2"/>replicas: 3</text:span></text:p>
      <text:p text:style-name="P3"><text:span text:style-name="Source_20_Text"><text:s text:c="2"/>selector:</text:span></text:p>
      <text:p text:style-name="P3"><text:span text:style-name="Source_20_Text"><text:s text:c="4"/>matchLabels:</text:span></text:p>
      <text:p text:style-name="P3"><text:span text:style-name="Source_20_Text"><text:s text:c="6"/>app: workload</text:span></text:p>
      <text:p text:style-name="P3"><text:span text:style-name="Source_20_Text"><text:s text:c="2"/>template:</text:span></text:p>
      <text:p text:style-name="P3"><text:span text:style-name="Source_20_Text"><text:s text:c="4"/>metadata:</text:span></text:p>
      <text:p text:style-name="P3"><text:span text:style-name="Source_20_Text"><text:s text:c="6"/>labels:</text:span></text:p>
      <text:p text:style-name="P3"><text:span text:style-name="Source_20_Text"><text:s text:c="8"/>app: workload</text:span></text:p>
      <text:p text:style-name="P3"><text:span text:style-name="Source_20_Text"><text:s text:c="4"/>spec:</text:span></text:p>
      <text:p text:style-name="P3"><text:span text:style-name="Source_20_Text"><text:s text:c="6"/>containers:</text:span></text:p>
      <text:p text:style-name="P3"><text:span text:style-name="Source_20_Text"><text:s text:c="6"/>- name: generator</text:span></text:p>
      <text:p text:style-name="P4"><text:span text:style-name="Source_20_Text"><text:s text:c="8"/>image: your-dockerhub/workload-gen:latest</text:span></text:p>
      <text:p text:style-name="Text_20_body"><text:span text:style-name="Strong_20_Emphasis">Prediction Service Deployment (YAML)</text:span>:</text:p>
      <text:p text:style-name="Preformatted_20_Text">yaml</text:p>
      <text:p text:style-name="Preformatted_20_Text">CopyEdit</text:p>
      <text:p text:style-name="P3"><text:span text:style-name="Source_20_Text">apiVersion: apps/v1</text:span></text:p>
      <text:p text:style-name="P3"><text:span text:style-name="Source_20_Text">kind: Deployment</text:span></text:p>
      <text:p text:style-name="P3"><text:span text:style-name="Source_20_Text">metadata:</text:span></text:p>
      <text:p text:style-name="P3"><text:span text:style-name="Source_20_Text"><text:s text:c="2"/>name: prophet-predictor</text:span></text:p>
      <text:p text:style-name="P3"><text:span text:style-name="Source_20_Text">spec:</text:span></text:p>
      <text:p text:style-name="P3"><text:span text:style-name="Source_20_Text"><text:s text:c="2"/>replicas: 1</text:span></text:p>
      <text:p text:style-name="P3"><text:span text:style-name="Source_20_Text"><text:s text:c="2"/>selector:</text:span></text:p>
      <text:p text:style-name="P3"><text:span text:style-name="Source_20_Text"><text:s text:c="4"/>matchLabels:</text:span></text:p>
      <text:p text:style-name="P3"><text:span text:style-name="Source_20_Text"><text:s text:c="6"/>app: predictor</text:span></text:p>
      <text:p text:style-name="P3"><text:span text:style-name="Source_20_Text"><text:s text:c="2"/>template:</text:span></text:p>
      <text:p text:style-name="P3"><text:span text:style-name="Source_20_Text"><text:s text:c="4"/>metadata:</text:span></text:p>
      <text:p text:style-name="P3"><text:span text:style-name="Source_20_Text"><text:s text:c="6"/>labels:</text:span></text:p>
      <text:p text:style-name="P3"><text:span text:style-name="Source_20_Text"><text:s text:c="8"/>app: predictor</text:span></text:p>
      <text:p text:style-name="P3"><text:span text:style-name="Source_20_Text"><text:s text:c="4"/>spec:</text:span></text:p>
      <text:p text:style-name="P3"><text:span text:style-name="Source_20_Text"><text:s text:c="6"/>containers:</text:span></text:p>
      <text:p text:style-name="P3"><text:span text:style-name="Source_20_Text"><text:s text:c="6"/>- name: predictor</text:span></text:p>
      <text:p text:style-name="P3"><text:span text:style-name="Source_20_Text"><text:s text:c="8"/>image: your-dockerhub/predictor:latest</text:span></text:p>
      <text:p text:style-name="P3"><text:span text:style-name="Source_20_Text"><text:s text:c="8"/>ports:</text:span></text:p>
      <text:p text:style-name="P3"><text:span text:style-name="Source_20_Text"><text:s text:c="8"/>- containerPort: 5000</text:span></text:p>
      <text:p text:style-name="P3"><text:span text:style-name="Source_20_Text">---</text:span></text:p>
      <text:p text:style-name="P3"><text:span text:style-name="Source_20_Text">apiVersion: v1</text:span></text:p>
      <text:p text:style-name="P3"><text:span text:style-name="Source_20_Text">kind: Service</text:span></text:p>
      <text:p text:style-name="P3"><text:span text:style-name="Source_20_Text">metadata:</text:span></text:p>
      <text:p text:style-name="P3"><text:span text:style-name="Source_20_Text"><text:s text:c="2"/>name: prophet-predictor</text:span></text:p>
      <text:p text:style-name="P3"><text:span text:style-name="Source_20_Text">spec:</text:span></text:p>
      <text:p text:style-name="P3"><text:span text:style-name="Source_20_Text"><text:s text:c="2"/>selector:</text:span></text:p>
      <text:p text:style-name="P3"><text:span text:style-name="Source_20_Text"><text:s text:c="4"/>app: predictor</text:span></text:p>
      <text:p text:style-name="P3"><text:span text:style-name="Source_20_Text"><text:s text:c="2"/>ports:</text:span></text:p>
      <text:p text:style-name="P3"><text:span text:style-name="Source_20_Text"><text:s text:c="4"/>- protocol: TCP</text:span></text:p>
      <text:p text:style-name="P3"><text:span text:style-name="Source_20_Text"><text:s text:c="6"/>port: 5000</text:span></text:p>
      <text:p text:style-name="P4"><text:span text:style-name="Source_20_Text"><text:s text:c="6"/>targetPort: 5000</text:span></text:p>
      <text:p text:style-name="Horizontal_20_Line"><text:soft-page-break/></text:p>
      <text:h text:style-name="Heading_20_3" text:outline-level="3">🔹 4. <text:span text:style-name="Strong_20_Emphasis">KEDA Integration (Using HTTP Scaler)</text:span></text:h>
      <text:p text:style-name="Text_20_body"><text:span text:style-name="Strong_20_Emphasis">KEDA HTTP ScaledObject</text:span>:</text:p>
      <text:p text:style-name="Text_20_body">Install KEDA:</text:p>
      <text:p text:style-name="Preformatted_20_Text">bash</text:p>
      <text:p text:style-name="Preformatted_20_Text">CopyEdit</text:p>
      <text:p text:style-name="P4"><text:span text:style-name="Source_20_Text">kubectl apply -f https://github.com/kedacore/keda/releases/latest/download/keda-operator.yaml</text:span></text:p>
      <text:p text:style-name="Text_20_body"><text:span text:style-name="Strong_20_Emphasis">Create HTTP ScaledObject</text:span>:</text:p>
      <text:p text:style-name="Preformatted_20_Text">yaml</text:p>
      <text:p text:style-name="Preformatted_20_Text">CopyEdit</text:p>
      <text:p text:style-name="P3"><text:span text:style-name="Source_20_Text">apiVersion: keda.sh/v1alpha1</text:span></text:p>
      <text:p text:style-name="P3"><text:span text:style-name="Source_20_Text">kind: ScaledObject</text:span></text:p>
      <text:p text:style-name="P3"><text:span text:style-name="Source_20_Text">metadata:</text:span></text:p>
      <text:p text:style-name="P3"><text:span text:style-name="Source_20_Text"><text:s text:c="2"/>name: workload-predictor-scaler</text:span></text:p>
      <text:p text:style-name="P3"><text:span text:style-name="Source_20_Text">spec:</text:span></text:p>
      <text:p text:style-name="P3"><text:span text:style-name="Source_20_Text"><text:s text:c="2"/>scaleTargetRef:</text:span></text:p>
      <text:p text:style-name="P3"><text:span text:style-name="Source_20_Text"><text:s text:c="4"/>name: workload-generator</text:span></text:p>
      <text:p text:style-name="P3"><text:span text:style-name="Source_20_Text"><text:s text:c="2"/>pollingInterval: 30</text:span></text:p>
      <text:p text:style-name="P3"><text:span text:style-name="Source_20_Text"><text:s text:c="2"/>cooldownPeriod: 60</text:span></text:p>
      <text:p text:style-name="P3"><text:span text:style-name="Source_20_Text"><text:s text:c="2"/>minReplicaCount: 1</text:span></text:p>
      <text:p text:style-name="P3"><text:span text:style-name="Source_20_Text"><text:s text:c="2"/>maxReplicaCount: 10</text:span></text:p>
      <text:p text:style-name="P3"><text:span text:style-name="Source_20_Text"><text:s text:c="2"/>triggers:</text:span></text:p>
      <text:p text:style-name="P3"><text:span text:style-name="Source_20_Text"><text:s text:c="2"/>- type: http</text:span></text:p>
      <text:p text:style-name="P3"><text:span text:style-name="Source_20_Text"><text:s text:c="4"/>metadata:</text:span></text:p>
      <text:p text:style-name="P3"><text:span text:style-name="Source_20_Text"><text:s text:c="6"/>url: http://prophet-predictor:5000/predict</text:span></text:p>
      <text:p text:style-name="P3"><text:span text:style-name="Source_20_Text"><text:s text:c="6"/>valueLocation: predicted_load</text:span></text:p>
      <text:p text:style-name="P4"><text:span text:style-name="Source_20_Text"><text:s text:c="6"/>targetValue: "60"</text:span></text:p>
      <text:p text:style-name="Text_20_body">This means:</text:p>
      <text:list xml:id="list3058801071" text:style-name="L4">
        <text:list-item>
          <text:p text:style-name="P25">KEDA calls the <text:span text:style-name="Source_20_Text">/predict</text:span> endpoint every 30s.</text:p>
        </text:list-item>
        <text:list-item>
          <text:p text:style-name="P25">It reads <text:span text:style-name="Source_20_Text">predicted_load</text:span> from the response JSON.</text:p>
        </text:list-item>
        <text:list-item>
          <text:p text:style-name="P25">If <text:span text:style-name="Source_20_Text">predicted_load &gt; 60</text:span>, it will scale up the workload generator.</text:p>
        </text:list-item>
      </text:list>
      <text:p text:style-name="Horizontal_20_Line"/>
      <text:h text:style-name="Heading_20_2" text:outline-level="2">✅ Recap</text:h>
      <text:p text:style-name="Text_20_body">You’ve now got:</text:p>
      <text:list xml:id="list4124427027" text:style-name="L5">
        <text:list-item>
          <text:p text:style-name="P26">Workload generator pods pushing data</text:p>
        </text:list-item>
        <text:list-item>
          <text:p text:style-name="P26">A Prophet model making predictions based on that data</text:p>
        </text:list-item>
        <text:list-item>
          <text:p text:style-name="P26">KEDA scaling based on predicted future workload</text:p>
        </text:list-item>
      </text:list>
      <text:p text:style-name="Horizontal_20_Line"/>
      <text:p text:style-name="Text_20_body">Would you like a sample Helm chart or manifests packaged for full deployment? Or Prometheus integration instead of HTTP scaler?</text:p>
      <text:p text:style-name="P6"/>
      <text:p text:style-name="P6"><text:soft-page-break/></text:p>
      <text:p text:style-name="P1"/>
      <text:p text:style-name="P7"/>
      <text:p text:style-name="P2"/>
      <text:p text:style-name="P1"/>
      <text:p text:style-name="P10">On kubernetes pods, On few pods, I want to run workload generator and the Prometheus running on another pod should capture workload information and it should fed into prophet algorithm running on another pod, based on workload prediction keda should scale up and scale down. How should I integrate into a solution and python/yaml codes ? </text:p>
      <text:p text:style-name="P10"/>
      <text:p text:style-name="P9">Awesome — you want a <text:span text:style-name="Strong_20_Emphasis">Kubernetes-native predictive auto-scaling solution</text:span> where:</text:p>
      <text:list xml:id="list731503425" text:style-name="L6">
        <text:list-item>
          <text:p text:style-name="P27"><text:span text:style-name="Strong_20_Emphasis">Workload generator pods</text:span> emit metrics.</text:p>
        </text:list-item>
        <text:list-item>
          <text:p text:style-name="P27"><text:span text:style-name="Strong_20_Emphasis">Prometheus</text:span> scrapes and stores those metrics.</text:p>
        </text:list-item>
        <text:list-item>
          <text:p text:style-name="P27"><text:span text:style-name="Strong_20_Emphasis">Prophet pod</text:span> queries Prometheus, makes workload predictions.</text:p>
        </text:list-item>
        <text:list-item>
          <text:p text:style-name="P27"><text:span text:style-name="Strong_20_Emphasis">KEDA</text:span> uses those predictions (via custom or external metric) to scale workload generator pods.</text:p>
        </text:list-item>
      </text:list>
      <text:p text:style-name="Text_20_body">Let’s build this solution step-by-step:</text:p>
      <text:p text:style-name="Horizontal_20_Line"/>
      <text:h text:style-name="Heading_20_2" text:outline-level="2">🧠 Architecture Overview</text:h>
      <text:p text:style-name="Preformatted_20_Text">text</text:p>
      <text:p text:style-name="Preformatted_20_Text">CopyEdit</text:p>
      <text:p text:style-name="P3"><text:span text:style-name="Source_20_Text">[Workload Pods] ──► [Prometheus]</text:span></text:p>
      <text:p text:style-name="P3"><text:span text:style-name="Source_20_Text"><text:s text:c="25"/>▲</text:span></text:p>
      <text:p text:style-name="P3"><text:span text:style-name="Source_20_Text"><text:s text:c="25"/>│</text:span></text:p>
      <text:p text:style-name="P3"><text:span text:style-name="Source_20_Text"><text:s text:c="16"/>[Prophet Pod (queries Prometheus &amp; predicts)]</text:span></text:p>
      <text:p text:style-name="P3"><text:span text:style-name="Source_20_Text"><text:s text:c="25"/>│</text:span></text:p>
      <text:p text:style-name="P3"><text:span text:style-name="Source_20_Text"><text:s text:c="25"/>▼</text:span></text:p>
      <text:p text:style-name="P3"><text:span text:style-name="Source_20_Text"><text:s text:c="22"/>[KEDA]</text:span></text:p>
      <text:p text:style-name="P3"><text:span text:style-name="Source_20_Text"><text:s text:c="25"/>│</text:span></text:p>
      <text:p text:style-name="P4"><text:span text:style-name="Source_20_Text"><text:s text:c="18"/>(Scales Workload Pods)</text:span></text:p>
      <text:p text:style-name="Horizontal_20_Line"/>
      <text:h text:style-name="Heading_20_2" text:outline-level="2">✅ Step 1: Emit Metrics from Workload Pods</text:h>
      <text:h text:style-name="Heading_20_3" text:outline-level="3">Python Code for Workload Generator with Prometheus Exporter</text:h>
      <text:p text:style-name="Preformatted_20_Text">python</text:p>
      <text:p text:style-name="Preformatted_20_Text">CopyEdit</text:p>
      <text:p text:style-name="P3"><text:span text:style-name="Source_20_Text"># workload_generator.py</text:span></text:p>
      <text:p text:style-name="P3"><text:span text:style-name="Source_20_Text">from prometheus_client import start_http_server, Gauge</text:span></text:p>
      <text:p text:style-name="P3"><text:span text:style-name="Source_20_Text">import time</text:span></text:p>
      <text:p text:style-name="P3"><text:span text:style-name="Source_20_Text">import random</text:span></text:p>
      <text:p text:style-name="P3"/>
      <text:p text:style-name="P3"><text:span text:style-name="Source_20_Text">load_gauge = Gauge('workload_intensity', 'Simulated workload')</text:span></text:p>
      <text:p text:style-name="P3"/>
      <text:p text:style-name="P3"><text:soft-page-break/><text:span text:style-name="Source_20_Text">if __name__ == '__main__':</text:span></text:p>
      <text:p text:style-name="P3"><text:span text:style-name="Source_20_Text"><text:s text:c="4"/>start_http_server(8000) <text:s/># Expose metrics on :8000</text:span></text:p>
      <text:p text:style-name="P3"><text:span text:style-name="Source_20_Text"><text:s text:c="4"/>while True:</text:span></text:p>
      <text:p text:style-name="P3"><text:span text:style-name="Source_20_Text"><text:s text:c="8"/>load = random.randint(20, 100)</text:span></text:p>
      <text:p text:style-name="P3"><text:span text:style-name="Source_20_Text"><text:s text:c="8"/>print(f"Generated workload: {load}")</text:span></text:p>
      <text:p text:style-name="P3"><text:span text:style-name="Source_20_Text"><text:s text:c="8"/>load_gauge.set(load)</text:span></text:p>
      <text:p text:style-name="P4"><text:span text:style-name="Source_20_Text"><text:s text:c="8"/>time.sleep(10)</text:span></text:p>
      <text:p text:style-name="Text_20_body"><text:span text:style-name="Strong_20_Emphasis">Dockerfile</text:span>:</text:p>
      <text:p text:style-name="Preformatted_20_Text">Dockerfile</text:p>
      <text:p text:style-name="Preformatted_20_Text">CopyEdit</text:p>
      <text:p text:style-name="P3"><text:span text:style-name="Source_20_Text">FROM python:3.9</text:span></text:p>
      <text:p text:style-name="P3"><text:span text:style-name="Source_20_Text">RUN pip install prometheus_client</text:span></text:p>
      <text:p text:style-name="P3"><text:span text:style-name="Source_20_Text">COPY workload_generator.py .</text:span></text:p>
      <text:p text:style-name="P4"><text:span text:style-name="Source_20_Text">CMD ["python", "workload_generator.py"]</text:span></text:p>
      <text:p text:style-name="Horizontal_20_Line"/>
      <text:h text:style-name="Heading_20_2" text:outline-level="2">✅ Step 2: Deploy Prometheus in Kubernetes</text:h>
      <text:p text:style-name="Text_20_body">You can use the <text:a xlink:type="simple" xlink:href="https://github.com/prometheus-community/helm-charts/tree/main/charts/prometheus" office:target-frame-name="_new" xlink:show="replace" text:style-name="Internet_20_link" text:visited-style-name="Visited_20_Internet_20_Link">Prometheus Community Helm Chart</text:a> or a basic deployment.</text:p>
      <text:h text:style-name="Heading_20_3" text:outline-level="3">Sample Prometheus Deployment (with custom scrape config):</text:h>
      <text:p text:style-name="Preformatted_20_Text">yaml</text:p>
      <text:p text:style-name="Preformatted_20_Text">CopyEdit</text:p>
      <text:p text:style-name="P3"><text:span text:style-name="Source_20_Text">apiVersion: v1</text:span></text:p>
      <text:p text:style-name="P3"><text:span text:style-name="Source_20_Text">kind: ConfigMap</text:span></text:p>
      <text:p text:style-name="P3"><text:span text:style-name="Source_20_Text">metadata:</text:span></text:p>
      <text:p text:style-name="P3"><text:span text:style-name="Source_20_Text"><text:s text:c="2"/>name: prometheus-config</text:span></text:p>
      <text:p text:style-name="P3"><text:span text:style-name="Source_20_Text">data:</text:span></text:p>
      <text:p text:style-name="P3"><text:span text:style-name="Source_20_Text"><text:s text:c="2"/>prometheus.yml: |</text:span></text:p>
      <text:p text:style-name="P3"><text:span text:style-name="Source_20_Text"><text:s text:c="4"/>global:</text:span></text:p>
      <text:p text:style-name="P3"><text:span text:style-name="Source_20_Text"><text:s text:c="6"/>scrape_interval: 15s</text:span></text:p>
      <text:p text:style-name="P3"><text:span text:style-name="Source_20_Text"><text:s text:c="4"/>scrape_configs:</text:span></text:p>
      <text:p text:style-name="P3"><text:span text:style-name="Source_20_Text"><text:s text:c="6"/>- job_name: 'workload-generator'</text:span></text:p>
      <text:p text:style-name="P3"><text:span text:style-name="Source_20_Text"><text:s text:c="8"/>static_configs:</text:span></text:p>
      <text:p text:style-name="P4"><text:span text:style-name="Source_20_Text"><text:s text:c="10"/>- targets: ['workload-generator-0.workload-generator.default.svc.cluster.local:8000']</text:span></text:p>
      <text:p text:style-name="Text_20_body">Prometheus deployment and service (simplified):</text:p>
      <text:p text:style-name="Preformatted_20_Text">yaml</text:p>
      <text:p text:style-name="Preformatted_20_Text">CopyEdit</text:p>
      <text:p text:style-name="P3"><text:span text:style-name="Source_20_Text">apiVersion: apps/v1</text:span></text:p>
      <text:p text:style-name="P3"><text:span text:style-name="Source_20_Text">kind: Deployment</text:span></text:p>
      <text:p text:style-name="P3"><text:span text:style-name="Source_20_Text">metadata:</text:span></text:p>
      <text:p text:style-name="P3"><text:span text:style-name="Source_20_Text"><text:s text:c="2"/>name: prometheus</text:span></text:p>
      <text:p text:style-name="P3"><text:span text:style-name="Source_20_Text">spec:</text:span></text:p>
      <text:p text:style-name="P3"><text:span text:style-name="Source_20_Text"><text:s text:c="2"/>replicas: 1</text:span></text:p>
      <text:p text:style-name="P3"><text:span text:style-name="Source_20_Text"><text:s text:c="2"/>selector:</text:span></text:p>
      <text:p text:style-name="P3"><text:span text:style-name="Source_20_Text"><text:s text:c="4"/>matchLabels:</text:span></text:p>
      <text:p text:style-name="P3"><text:span text:style-name="Source_20_Text"><text:s text:c="6"/>app: prometheus</text:span></text:p>
      <text:p text:style-name="P3"><text:span text:style-name="Source_20_Text"><text:s text:c="2"/>template:</text:span></text:p>
      <text:p text:style-name="P3"><text:span text:style-name="Source_20_Text"><text:s text:c="4"/>metadata:</text:span></text:p>
      <text:p text:style-name="P3"><text:span text:style-name="Source_20_Text"><text:s text:c="6"/>labels:</text:span></text:p>
      <text:p text:style-name="P3"><text:span text:style-name="Source_20_Text"><text:s text:c="8"/>app: prometheus</text:span></text:p>
      <text:p text:style-name="P3"><text:span text:style-name="Source_20_Text"><text:s text:c="4"/>spec:</text:span></text:p>
      <text:p text:style-name="P3"><text:span text:style-name="Source_20_Text"><text:s text:c="6"/>containers:</text:span></text:p>
      <text:p text:style-name="P3"><text:span text:style-name="Source_20_Text"><text:s text:c="6"/>- name: prometheus</text:span></text:p>
      <text:p text:style-name="P3"><text:soft-page-break/><text:span text:style-name="Source_20_Text"><text:s text:c="8"/>image: prom/prometheus</text:span></text:p>
      <text:p text:style-name="P3"><text:span text:style-name="Source_20_Text"><text:s text:c="8"/>args:</text:span></text:p>
      <text:p text:style-name="P3"><text:span text:style-name="Source_20_Text"><text:s text:c="10"/>- "--config.file=/etc/prometheus/prometheus.yml"</text:span></text:p>
      <text:p text:style-name="P3"><text:span text:style-name="Source_20_Text"><text:s text:c="8"/>volumeMounts:</text:span></text:p>
      <text:p text:style-name="P3"><text:span text:style-name="Source_20_Text"><text:s text:c="8"/>- name: config-volume</text:span></text:p>
      <text:p text:style-name="P3"><text:span text:style-name="Source_20_Text"><text:s text:c="10"/>mountPath: /etc/prometheus</text:span></text:p>
      <text:p text:style-name="P3"><text:span text:style-name="Source_20_Text"><text:s text:c="6"/>volumes:</text:span></text:p>
      <text:p text:style-name="P3"><text:span text:style-name="Source_20_Text"><text:s text:c="6"/>- name: config-volume</text:span></text:p>
      <text:p text:style-name="P3"><text:span text:style-name="Source_20_Text"><text:s text:c="8"/>configMap:</text:span></text:p>
      <text:p text:style-name="P3"><text:span text:style-name="Source_20_Text"><text:s text:c="10"/>name: prometheus-config</text:span></text:p>
      <text:p text:style-name="P3"><text:span text:style-name="Source_20_Text">---</text:span></text:p>
      <text:p text:style-name="P3"><text:span text:style-name="Source_20_Text">apiVersion: v1</text:span></text:p>
      <text:p text:style-name="P3"><text:span text:style-name="Source_20_Text">kind: Service</text:span></text:p>
      <text:p text:style-name="P3"><text:span text:style-name="Source_20_Text">metadata:</text:span></text:p>
      <text:p text:style-name="P3"><text:span text:style-name="Source_20_Text"><text:s text:c="2"/>name: prometheus</text:span></text:p>
      <text:p text:style-name="P3"><text:span text:style-name="Source_20_Text">spec:</text:span></text:p>
      <text:p text:style-name="P3"><text:span text:style-name="Source_20_Text"><text:s text:c="2"/>selector:</text:span></text:p>
      <text:p text:style-name="P3"><text:span text:style-name="Source_20_Text"><text:s text:c="4"/>app: prometheus</text:span></text:p>
      <text:p text:style-name="P3"><text:span text:style-name="Source_20_Text"><text:s text:c="2"/>ports:</text:span></text:p>
      <text:p text:style-name="P3"><text:span text:style-name="Source_20_Text"><text:s text:c="2"/>- port: 9090</text:span></text:p>
      <text:p text:style-name="P4"><text:span text:style-name="Source_20_Text"><text:s text:c="4"/>targetPort: 9090</text:span></text:p>
      <text:p text:style-name="Horizontal_20_Line"/>
      <text:h text:style-name="Heading_20_2" text:outline-level="2">✅ Step 3: Prophet Predictor Pod (Fetch from Prometheus + Predict)</text:h>
      <text:p text:style-name="Preformatted_20_Text">python</text:p>
      <text:p text:style-name="Preformatted_20_Text">CopyEdit</text:p>
      <text:p text:style-name="P3"><text:span text:style-name="Source_20_Text"># prophet_predictor.py</text:span></text:p>
      <text:p text:style-name="P3"><text:span text:style-name="Source_20_Text">from flask import Flask, jsonify</text:span></text:p>
      <text:p text:style-name="P3"><text:span text:style-name="Source_20_Text">import pandas as pd</text:span></text:p>
      <text:p text:style-name="P3"><text:span text:style-name="Source_20_Text">from prophet import Prophet</text:span></text:p>
      <text:p text:style-name="P3"><text:span text:style-name="Source_20_Text">import requests</text:span></text:p>
      <text:p text:style-name="P3"><text:span text:style-name="Source_20_Text">import datetime</text:span></text:p>
      <text:p text:style-name="P3"/>
      <text:p text:style-name="P3"><text:span text:style-name="Source_20_Text">PROMETHEUS_URL = "http://prometheus:9090/api/v1/query"</text:span></text:p>
      <text:p text:style-name="P3"/>
      <text:p text:style-name="P3"><text:span text:style-name="Source_20_Text">app = Flask(__name__)</text:span></text:p>
      <text:p text:style-name="P3"/>
      <text:p text:style-name="P3"><text:span text:style-name="Source_20_Text">@app.route('/predict', methods=['GET'])</text:span></text:p>
      <text:p text:style-name="P3"><text:span text:style-name="Source_20_Text">def predict():</text:span></text:p>
      <text:p text:style-name="P3"><text:span text:style-name="Source_20_Text"><text:s text:c="4"/>now = int(time.time())</text:span></text:p>
      <text:p text:style-name="P3"><text:span text:style-name="Source_20_Text"><text:s text:c="4"/>query = 'workload_intensity'</text:span></text:p>
      <text:p text:style-name="P3"><text:span text:style-name="Source_20_Text"><text:s text:c="4"/>step = '15s'</text:span></text:p>
      <text:p text:style-name="P3"/>
      <text:p text:style-name="P3"><text:span text:style-name="Source_20_Text"><text:s text:c="4"/>r = requests.get(PROMETHEUS_URL, params={</text:span></text:p>
      <text:p text:style-name="P3"><text:span text:style-name="Source_20_Text"><text:s text:c="8"/>'query': f'{query}[30m]'</text:span></text:p>
      <text:p text:style-name="P3"><text:span text:style-name="Source_20_Text"><text:s text:c="4"/>})</text:span></text:p>
      <text:p text:style-name="P3"/>
      <text:p text:style-name="P3"><text:span text:style-name="Source_20_Text"><text:s text:c="4"/>results = r.json()['data']['result']</text:span></text:p>
      <text:p text:style-name="P3"><text:span text:style-name="Source_20_Text"><text:s text:c="4"/>if not results:</text:span></text:p>
      <text:p text:style-name="P3"><text:span text:style-name="Source_20_Text"><text:s text:c="8"/>return jsonify({"predicted_load": 0})</text:span></text:p>
      <text:p text:style-name="P3"/>
      <text:p text:style-name="P3"><text:span text:style-name="Source_20_Text"><text:s text:c="4"/>ts_data = results[0]['values']</text:span></text:p>
      <text:p text:style-name="P3"><text:span text:style-name="Source_20_Text"><text:s text:c="4"/>df = pd.DataFrame(ts_data, columns=['ds', 'y'])</text:span></text:p>
      <text:p text:style-name="P3"><text:span text:style-name="Source_20_Text"><text:s text:c="4"/>df['ds'] = pd.to_datetime(df['ds'], unit='s')</text:span></text:p>
      <text:p text:style-name="P3"><text:span text:style-name="Source_20_Text"><text:s text:c="4"/>df['y'] = df['y'].astype(float)</text:span></text:p>
      <text:p text:style-name="P3"/>
      <text:p text:style-name="P3"><text:span text:style-name="Source_20_Text"><text:s text:c="4"/>model = Prophet()</text:span></text:p>
      <text:p text:style-name="P3"><text:span text:style-name="Source_20_Text"><text:s text:c="4"/>model.fit(df)</text:span></text:p>
      <text:p text:style-name="P3"/>
      <text:p text:style-name="P3"><text:soft-page-break/><text:span text:style-name="Source_20_Text"><text:s text:c="4"/>future = model.make_future_dataframe(periods=1, freq='min')</text:span></text:p>
      <text:p text:style-name="P3"><text:span text:style-name="Source_20_Text"><text:s text:c="4"/>forecast = model.predict(future)</text:span></text:p>
      <text:p text:style-name="P3"><text:span text:style-name="Source_20_Text"><text:s text:c="4"/>yhat = forecast.iloc[-1]['yhat']</text:span></text:p>
      <text:p text:style-name="P4"><text:span text:style-name="Source_20_Text"><text:s text:c="4"/>return jsonify({"predicted_load": yhat})</text:span></text:p>
      <text:p text:style-name="Text_20_body"><text:span text:style-name="Strong_20_Emphasis">Dockerfile</text:span>:</text:p>
      <text:p text:style-name="Preformatted_20_Text">Dockerfile</text:p>
      <text:p text:style-name="Preformatted_20_Text">CopyEdit</text:p>
      <text:p text:style-name="P3"><text:span text:style-name="Source_20_Text">FROM python:3.9</text:span></text:p>
      <text:p text:style-name="P3"><text:span text:style-name="Source_20_Text">RUN pip install flask prophet pandas requests</text:span></text:p>
      <text:p text:style-name="P3"><text:span text:style-name="Source_20_Text">COPY prophet_predictor.py .</text:span></text:p>
      <text:p text:style-name="P4"><text:span text:style-name="Source_20_Text">CMD ["python", "prophet_predictor.py"]</text:span></text:p>
      <text:p text:style-name="Horizontal_20_Line"/>
      <text:h text:style-name="Heading_20_2" text:outline-level="2">✅ Step 4: KEDA Scaling Based on Prophet Predictions</text:h>
      <text:p text:style-name="Text_20_body">Install KEDA:</text:p>
      <text:p text:style-name="Preformatted_20_Text">bash</text:p>
      <text:p text:style-name="Preformatted_20_Text">CopyEdit</text:p>
      <text:p text:style-name="P4"><text:span text:style-name="Source_20_Text">kubectl apply -f https://github.com/kedacore/keda/releases/latest/download/keda-operator.yaml</text:span></text:p>
      <text:p text:style-name="Horizontal_20_Line"/>
      <text:h text:style-name="Heading_20_3" text:outline-level="3">ScaledObject Using HTTP Trigger:</text:h>
      <text:p text:style-name="Preformatted_20_Text">yaml</text:p>
      <text:p text:style-name="Preformatted_20_Text">CopyEdit</text:p>
      <text:p text:style-name="P3"><text:span text:style-name="Source_20_Text">apiVersion: keda.sh/v1alpha1</text:span></text:p>
      <text:p text:style-name="P3"><text:span text:style-name="Source_20_Text">kind: ScaledObject</text:span></text:p>
      <text:p text:style-name="P3"><text:span text:style-name="Source_20_Text">metadata:</text:span></text:p>
      <text:p text:style-name="P3"><text:span text:style-name="Source_20_Text"><text:s text:c="2"/>name: workload-scaler</text:span></text:p>
      <text:p text:style-name="P3"><text:span text:style-name="Source_20_Text">spec:</text:span></text:p>
      <text:p text:style-name="P3"><text:span text:style-name="Source_20_Text"><text:s text:c="2"/>scaleTargetRef:</text:span></text:p>
      <text:p text:style-name="P3"><text:span text:style-name="Source_20_Text"><text:s text:c="4"/>name: workload-generator</text:span></text:p>
      <text:p text:style-name="P3"><text:span text:style-name="Source_20_Text"><text:s text:c="2"/>minReplicaCount: 1</text:span></text:p>
      <text:p text:style-name="P3"><text:span text:style-name="Source_20_Text"><text:s text:c="2"/>maxReplicaCount: 10</text:span></text:p>
      <text:p text:style-name="P3"><text:span text:style-name="Source_20_Text"><text:s text:c="2"/>pollingInterval: 30</text:span></text:p>
      <text:p text:style-name="P3"><text:span text:style-name="Source_20_Text"><text:s text:c="2"/>cooldownPeriod: 60</text:span></text:p>
      <text:p text:style-name="P3"><text:span text:style-name="Source_20_Text"><text:s text:c="2"/>triggers:</text:span></text:p>
      <text:p text:style-name="P3"><text:span text:style-name="Source_20_Text"><text:s text:c="2"/>- type: http</text:span></text:p>
      <text:p text:style-name="P3"><text:span text:style-name="Source_20_Text"><text:s text:c="4"/>metadata:</text:span></text:p>
      <text:p text:style-name="P3"><text:span text:style-name="Source_20_Text"><text:s text:c="6"/>url: http://prophet-predictor:5000/predict</text:span></text:p>
      <text:p text:style-name="P3"><text:span text:style-name="Source_20_Text"><text:s text:c="6"/>valueLocation: predicted_load</text:span></text:p>
      <text:p text:style-name="P4"><text:span text:style-name="Source_20_Text"><text:s text:c="6"/>targetValue: "60"</text:span></text:p>
      <text:p text:style-name="Quotations">This tells KEDA to call <text:span text:style-name="Source_20_Text">/predict</text:span>, extract <text:span text:style-name="Source_20_Text">predicted_load</text:span>, and scale the workload pods accordingly.</text:p>
      <text:p text:style-name="Horizontal_20_Line"/>
      <text:h text:style-name="Heading_20_2" text:outline-level="2">✅ Summary</text:h>
      <table:table table:name="Table1" table:style-name="Table1">
        <table:table-column table:style-name="Table1.A"/>
        <table:table-column table:style-name="Table1.B"/>
        <table:table-header-rows>
          <table:table-row table:style-name="TableLine94673324787984">
            <table:table-cell table:style-name="Table1.A1" office:value-type="string">
              <text:p text:style-name="Table_20_Heading">Component</text:p>
            </table:table-cell>
            <table:table-cell table:style-name="Table1.A1" office:value-type="string">
              <text:p text:style-name="Table_20_Heading">Purpose</text:p>
            </table:table-cell>
          </table:table-row>
        </table:table-header-rows>
        <table:table-row table:style-name="TableLine94673663854448">
          <table:table-cell table:style-name="Table1.A1" office:value-type="string">
            <text:p text:style-name="Table_20_Contents"><text:span text:style-name="Strong_20_Emphasis">Workload Pod</text:span></text:p>
          </table:table-cell>
          <table:table-cell table:style-name="Table1.A1" office:value-type="string">
            <text:p text:style-name="Table_20_Contents">Generates load + exposes metrics</text:p>
          </table:table-cell>
        </table:table-row>
        <text:soft-page-break/>
        <table:table-row table:style-name="TableLine94673372942544">
          <table:table-cell table:style-name="Table1.A1" office:value-type="string">
            <text:p text:style-name="Table_20_Contents"><text:span text:style-name="Strong_20_Emphasis">Prometheus</text:span></text:p>
          </table:table-cell>
          <table:table-cell table:style-name="Table1.A1" office:value-type="string">
            <text:p text:style-name="Table_20_Contents">Scrapes metrics from workload pods</text:p>
          </table:table-cell>
        </table:table-row>
        <table:table-row table:style-name="TableLine94673398390272">
          <table:table-cell table:style-name="Table1.A1" office:value-type="string">
            <text:p text:style-name="Table_20_Contents"><text:span text:style-name="Strong_20_Emphasis">Prophet Pod</text:span></text:p>
          </table:table-cell>
          <table:table-cell table:style-name="Table1.A1" office:value-type="string">
            <text:p text:style-name="Table_20_Contents">Queries Prometheus → predicts load → exposes <text:span text:style-name="Source_20_Text">/predict</text:span></text:p>
          </table:table-cell>
        </table:table-row>
        <table:table-row table:style-name="TableLine94673403207568">
          <table:table-cell table:style-name="Table1.A1" office:value-type="string">
            <text:p text:style-name="Table_20_Contents"><text:span text:style-name="Strong_20_Emphasis">KEDA</text:span></text:p>
          </table:table-cell>
          <table:table-cell table:style-name="Table1.A1" office:value-type="string">
            <text:p text:style-name="Table_20_Contents">Scales based on Prophet's <text:span text:style-name="Source_20_Text">/predict</text:span> output</text:p>
          </table:table-cell>
        </table:table-row>
      </table:table>
      <text:p text:style-name="P9"/>
      <text:p text:style-name="P9"/>
      <text:p text:style-name="P9"/>
      <text:p text:style-name="P20"/>
      <text:p text:style-name="P15"/>
      <text:p text:style-name="P20"/>
      <text:p text:style-name="P13"/>
      <text:p text:style-name="P20"/>
      <text:p text:style-name="P15"/>
      <text:p text:style-name="P20"/>
      <text:p text:style-name="P13"/>
      <text:p text:style-name="P13"/>
      <text:p text:style-name="P30"/>
      <text:p text:style-name="P30"/>
      <text:p text:style-name="P31">Apply the Manifests in Order: 1. Apply the adder deployment + service first, because the generator depends on it: 2. Once the adder pod is running, apply the generator deployment How does one apply manifests in order incase of complex three pods deployment.</text:p>
      <text:p text:style-name="P31"/>
      <text:p text:style-name="P31"/>
      <text:p text:style-name="P30">Great follow-up — when you have a <text:span text:style-name="Strong_20_Emphasis">multi-pod (multi-service) deployment</text:span> with dependencies (e.g., one pod needs another to be ready), applying the manifests in a <text:span text:style-name="Strong_20_Emphasis">specific order</text:span> is essential to avoid failures (e.g., connection refused, service not found, etc.).</text:p>
      <text:p text:style-name="Horizontal_20_Line"/>
      <text:h text:style-name="Heading_20_2" text:outline-level="2">✅ TL;DR — How to Apply Kubernetes Manifests in Order</text:h>
      <text:p text:style-name="Text_20_body">Here’s a <text:span text:style-name="Strong_20_Emphasis">solid approach</text:span> for handling <text:span text:style-name="Strong_20_Emphasis">complex multi-pod deployments</text:span> with dependencies:</text:p>
      <text:p text:style-name="Horizontal_20_Line"/>
      <text:h text:style-name="Heading_20_3" text:outline-level="3">🧩 <text:span text:style-name="Strong_20_Emphasis">1. Break Down Your Components</text:span></text:h>
      <text:p text:style-name="Text_20_body">Let’s say your app has:</text:p>
      <text:list xml:id="list2259619297" text:style-name="L7">
        <text:list-item>
          <text:p text:style-name="P32"><text:span text:style-name="Strong_20_Emphasis">Pod A: Database or Backend</text:span> (e.g., Adder)</text:p>
        </text:list-item>
        <text:list-item>
          <text:p text:style-name="P32"><text:span text:style-name="Strong_20_Emphasis">Pod B: Worker or Middleware</text:span> (e.g., Predictor or Generator)</text:p>
        </text:list-item>
        <text:list-item>
          <text:p text:style-name="P32"><text:span text:style-name="Strong_20_Emphasis">Pod C: Frontend or Client</text:span> (depends on both A and B)</text:p>
        </text:list-item>
      </text:list>
      <text:p text:style-name="Horizontal_20_Line"><text:soft-page-break/></text:p>
      <text:h text:style-name="Heading_20_3" text:outline-level="3">🔄 <text:span text:style-name="Strong_20_Emphasis">2. Apply in Dependency Order</text:span></text:h>
      <text:p text:style-name="Text_20_body"><text:span text:style-name="Strong_20_Emphasis">Best Practice Sequence:</text:span></text:p>
      <text:list xml:id="list2133508332" text:style-name="L8">
        <text:list-item>
          <text:p text:style-name="P33"><text:span text:style-name="Strong_20_Emphasis">Apply lowest-level dependencies first</text:span> (e.g., DB, backend services).</text:p>
        </text:list-item>
        <text:list-item>
          <text:p text:style-name="P33">Wait until each component is <text:span text:style-name="Strong_20_Emphasis">"Ready"</text:span> (<text:span text:style-name="Source_20_Text">kubectl wait</text:span> or polling).</text:p>
        </text:list-item>
        <text:list-item>
          <text:p text:style-name="P33">Apply the next layer.</text:p>
        </text:list-item>
      </text:list>
      <text:p text:style-name="Horizontal_20_Line"/>
      <text:h text:style-name="Heading_20_3" text:outline-level="3">🧪 Example (3-tier Setup):</text:h>
      <text:p text:style-name="Preformatted_20_Text">bash</text:p>
      <text:p text:style-name="Preformatted_20_Text">CopyEdit</text:p>
      <text:p text:style-name="P3"><text:span text:style-name="Source_20_Text"># Step 1: Apply adder (backend)</text:span></text:p>
      <text:p text:style-name="P3"><text:span text:style-name="Source_20_Text">kubectl apply -f adder.yaml</text:span></text:p>
      <text:p text:style-name="P3"/>
      <text:p text:style-name="P3"><text:span text:style-name="Source_20_Text"># Optionally wait for pod readiness</text:span></text:p>
      <text:p text:style-name="P3"><text:span text:style-name="Source_20_Text">kubectl wait --for=condition=available --timeout=60s deployment/adder</text:span></text:p>
      <text:p text:style-name="P3"/>
      <text:p text:style-name="P3"><text:span text:style-name="Source_20_Text"># Step 2: Apply generator (middleware)</text:span></text:p>
      <text:p text:style-name="P3"><text:span text:style-name="Source_20_Text">kubectl apply -f generator.yaml</text:span></text:p>
      <text:p text:style-name="P3"/>
      <text:p text:style-name="P3"><text:span text:style-name="Source_20_Text"># Wait for generator readiness</text:span></text:p>
      <text:p text:style-name="P3"><text:span text:style-name="Source_20_Text">kubectl wait --for=condition=available --timeout=60s deployment/generator</text:span></text:p>
      <text:p text:style-name="P3"/>
      <text:p text:style-name="P3"><text:span text:style-name="Source_20_Text"># Step 3: Apply frontend or client (if exists)</text:span></text:p>
      <text:p text:style-name="P4"><text:span text:style-name="Source_20_Text">kubectl apply -f frontend.yaml</text:span></text:p>
      <text:p text:style-name="Horizontal_20_Line"/>
      <text:h text:style-name="Heading_20_2" text:outline-level="2">🧠 Advanced Automation Options</text:h>
      <text:h text:style-name="Heading_20_3" text:outline-level="3">🔹 Option 1: Use <text:span text:style-name="Source_20_Text">kubectl wait</text:span></text:h>
      <text:p text:style-name="Text_20_body">Ensures that a deployment is up before moving to the next.</text:p>
      <text:p text:style-name="Preformatted_20_Text">bash</text:p>
      <text:p text:style-name="Preformatted_20_Text">CopyEdit</text:p>
      <text:p text:style-name="P3"><text:span text:style-name="Source_20_Text">kubectl apply -f adder.yaml</text:span></text:p>
      <text:p text:style-name="P4"><text:span text:style-name="Source_20_Text">kubectl wait --for=condition=available --timeout=60s deployment/adder</text:span></text:p>
      <text:p text:style-name="Horizontal_20_Line"/>
      <text:h text:style-name="Heading_20_3" text:outline-level="3">🔹 Option 2: Use a Single YAML with <text:span text:style-name="Source_20_Text">initContainers</text:span></text:h>
      <text:p text:style-name="Text_20_body">If Pod B needs Pod A to be up first, use <text:span text:style-name="Source_20_Text">initContainers</text:span> in Pod B to <text:span text:style-name="Strong_20_Emphasis">wait for Pod A’s service</text:span> to be reachable.</text:p>
      <text:p text:style-name="Preformatted_20_Text">yaml</text:p>
      <text:p text:style-name="Preformatted_20_Text">CopyEdit</text:p>
      <text:p text:style-name="P3"><text:span text:style-name="Source_20_Text">initContainers:</text:span></text:p>
      <text:p text:style-name="P3"><text:span text:style-name="Source_20_Text">- name: wait-for-adder</text:span></text:p>
      <text:p text:style-name="P3"><text:span text:style-name="Source_20_Text"><text:s text:c="2"/>image: busybox</text:span></text:p>
      <text:p text:style-name="P4"><text:soft-page-break/><text:span text:style-name="Source_20_Text"><text:s text:c="2"/>command: ['sh', '-c', 'until nc -z adder-service 5000; do echo waiting for adder...; sleep 2; done;']</text:span></text:p>
      <text:p text:style-name="Horizontal_20_Line"/>
      <text:h text:style-name="Heading_20_3" text:outline-level="3">🔹 Option 3: Use Helm Charts (Best for Multi-Service Apps)</text:h>
      <text:p text:style-name="Text_20_body">With <text:a xlink:type="simple" xlink:href="https://helm.sh/" office:target-frame-name="_new" xlink:show="replace" text:style-name="Internet_20_link" text:visited-style-name="Visited_20_Internet_20_Link">Helm</text:a>, you can define the dependency tree and manage rollout order using <text:span text:style-name="Source_20_Text">hooks</text:span> and <text:span text:style-name="Source_20_Text">post-install</text:span> hooks or conditional deployment (<text:span text:style-name="Source_20_Text">dependsOn</text:span>, <text:span text:style-name="Source_20_Text">values.yaml</text:span>, etc.).</text:p>
      <text:p text:style-name="Horizontal_20_Line"/>
      <text:h text:style-name="Heading_20_3" text:outline-level="3">🔹 Option 4: Use <text:span text:style-name="Source_20_Text">kubectl apply -k</text:span> with Kustomize</text:h>
      <text:p text:style-name="Text_20_body">If you're using Kustomize, you can define multiple overlays and apply them in stages or with grouping logic.</text:p>
      <text:p text:style-name="Horizontal_20_Line"/>
      <text:h text:style-name="Heading_20_3" text:outline-level="3">✅ Summary</text:h>
      <table:table table:name="Table2" table:style-name="Table2">
        <table:table-column table:style-name="Table2.A"/>
        <table:table-column table:style-name="Table2.B"/>
        <table:table-header-rows>
          <table:table-row table:style-name="TableLine94673321147440">
            <table:table-cell table:style-name="Table2.A1" office:value-type="string">
              <text:p text:style-name="Table_20_Heading">Strategy</text:p>
            </table:table-cell>
            <table:table-cell table:style-name="Table2.A1" office:value-type="string">
              <text:p text:style-name="Table_20_Heading">When to Use</text:p>
            </table:table-cell>
          </table:table-row>
        </table:table-header-rows>
        <table:table-row table:style-name="TableLine94673321147440">
          <table:table-cell table:style-name="Table2.A1" office:value-type="string">
            <text:p text:style-name="Table_20_Contents"><text:span text:style-name="Source_20_Text">kubectl wait</text:span></text:p>
          </table:table-cell>
          <table:table-cell table:style-name="Table2.A1" office:value-type="string">
            <text:p text:style-name="Table_20_Contents">Simple scripts with clear dependency chain</text:p>
          </table:table-cell>
        </table:table-row>
        <table:table-row table:style-name="TableLine94673321147440">
          <table:table-cell table:style-name="Table2.A1" office:value-type="string">
            <text:p text:style-name="Table_20_Contents"><text:span text:style-name="Source_20_Text">initContainers</text:span></text:p>
          </table:table-cell>
          <table:table-cell table:style-name="Table2.A1" office:value-type="string">
            <text:p text:style-name="Table_20_Contents">When a pod needs to wait for another service at runtime</text:p>
          </table:table-cell>
        </table:table-row>
        <table:table-row table:style-name="TableLine94673321147440">
          <table:table-cell table:style-name="Table2.A1" office:value-type="string">
            <text:p text:style-name="Table_20_Contents">Helm Charts</text:p>
          </table:table-cell>
          <table:table-cell table:style-name="Table2.A1" office:value-type="string">
            <text:p text:style-name="Table_20_Contents">Production-grade multi-component applications</text:p>
          </table:table-cell>
        </table:table-row>
        <table:table-row table:style-name="TableLine94673321147440">
          <table:table-cell table:style-name="Table2.A1" office:value-type="string">
            <text:p text:style-name="Table_20_Contents">Kustomize</text:p>
          </table:table-cell>
          <table:table-cell table:style-name="Table2.A1" office:value-type="string">
            <text:p text:style-name="Table_20_Contents">Managing base/overlays for large apps</text:p>
          </table:table-cell>
        </table:table-row>
      </table:table>
      <text:p text:style-name="P30"/>
      <text:p text:style-name="P30"/>
      <text:p text:style-name="P16"/>
      <text:h text:style-name="P12" text:outline-level="3"/>
      <text:h text:style-name="P11" text:outline-level="3">🔄 Flow Between Pods</text:h>
      <text:p text:style-name="Text_20_body">Here’s how <text:span text:style-name="Strong_20_Emphasis">Generator talks to Adder</text:span>:</text:p>
      <text:list xml:id="list811099046" text:style-name="L9">
        <text:list-item>
          <text:p text:style-name="P34"><text:span text:style-name="Strong_20_Emphasis">Deployment</text:span> launches <text:span text:style-name="Source_20_Text">adder</text:span> pod(s)</text:p>
        </text:list-item>
        <text:list-item>
          <text:p text:style-name="P34"><text:span text:style-name="Strong_20_Emphasis">Service</text:span> (adder-service) exposes those pod(s) internally</text:p>
        </text:list-item>
        <text:list-item>
          <text:p text:style-name="P34"><text:span text:style-name="Strong_20_Emphasis">Generator pod</text:span> (created by its own Deployment) sends HTTP POST to <text:span text:style-name="Source_20_Text">adder-service:5000/add</text:span></text:p>
        </text:list-item>
      </text:list>
      <text:p text:style-name="Horizontal_20_Line"/>
      <text:h text:style-name="Heading_20_3" text:outline-level="3">🧪 TL;DR</text:h>
      <table:table table:name="Table3" table:style-name="Table3">
        <table:table-column table:style-name="Table3.A"/>
        <table:table-column table:style-name="Table3.B"/>
        <table:table-column table:style-name="Table3.C"/>
        <table:table-header-rows>
          <table:table-row table:style-name="TableLine94673560263088">
            <table:table-cell table:style-name="Table3.A1" office:value-type="string">
              <text:p text:style-name="Table_20_Heading">Object</text:p>
            </table:table-cell>
            <table:table-cell table:style-name="Table3.A1" office:value-type="string">
              <text:p text:style-name="Table_20_Heading">Purpose</text:p>
            </table:table-cell>
            <table:table-cell table:style-name="Table3.A1" office:value-type="string">
              <text:p text:style-name="Table_20_Heading">Keeps State?</text:p>
            </table:table-cell>
          </table:table-row>
        </table:table-header-rows>
        <table:table-row table:style-name="TableLine94673560263088">
          <table:table-cell table:style-name="Table3.A1" office:value-type="string">
            <text:p text:style-name="Table_20_Contents">Deployment</text:p>
          </table:table-cell>
          <table:table-cell table:style-name="Table3.A1" office:value-type="string">
            <text:p text:style-name="Table_20_Contents">Manages pod lifecycle (replicas, updates)</text:p>
          </table:table-cell>
          <table:table-cell table:style-name="Table3.A1" office:value-type="string">
            <text:p text:style-name="Table_20_Contents">✅ Yes</text:p>
          </table:table-cell>
        </table:table-row>
        <table:table-row table:style-name="TableLine94673560263088">
          <table:table-cell table:style-name="Table3.A1" office:value-type="string">
            <text:p text:style-name="Table_20_Contents">Service</text:p>
          </table:table-cell>
          <table:table-cell table:style-name="Table3.A1" office:value-type="string">
            <text:p text:style-name="Table_20_Contents">Provides stable networking for pods</text:p>
          </table:table-cell>
          <table:table-cell table:style-name="Table3.A1" office:value-type="string">
            <text:p text:style-name="Table_20_Contents">✅ Yes</text:p>
          </table:table-cell>
        </table:table-row>
        <table:table-row table:style-name="TableLine94673560263088">
          <table:table-cell table:style-name="Table3.A1" office:value-type="string">
            <text:p text:style-name="Table_20_Contents">Pod</text:p>
          </table:table-cell>
          <table:table-cell table:style-name="Table3.A1" office:value-type="string">
            <text:p text:style-name="Table_20_Contents">Runs your container</text:p>
          </table:table-cell>
          <table:table-cell table:style-name="Table3.A1" office:value-type="string">
            <text:p text:style-name="Table_20_Contents">❌ No</text:p>
          </table:table-cell>
        </table:table-row>
      </table:table>
      <text:p text:style-name="P30"/>
      <text:p text:style-name="P30"><text:soft-page-break/></text:p>
      <text:p text:style-name="P30"/>
      <text:p text:style-name="P30"/>
      <text:h text:style-name="P11" text:outline-level="3">🚀 Alternative: Use <text:span text:style-name="Source_20_Text">kubectl port-forward</text:span> (Quickest Way)</text:h>
      <text:p text:style-name="Text_20_body">If you don’t want to expose the service permanently:</text:p>
      <text:p text:style-name="Preformatted_20_Text">bash</text:p>
      <text:p text:style-name="Preformatted_20_Text">CopyEdit</text:p>
      <text:p text:style-name="P4"><text:span text:style-name="Source_20_Text"><text:span text:style-name="T2">kubectl port-forward svc/adder-service 5000:5000</text:span></text:span></text:p>
      <text:p text:style-name="Text_20_body"><text:span text:style-name="Source_20_Text"><text:span text:style-name="T2">Now visit in browser:</text:span></text:span></text:p>
      <text:p text:style-name="Preformatted_20_Text">bash</text:p>
      <text:p text:style-name="Preformatted_20_Text">CopyEdit</text:p>
      <text:p text:style-name="P4"><text:span text:style-name="Source_20_Text"><text:span text:style-name="T1">http://localhost:5000/add</text:span></text:span></text:p>
      <text:p text:style-name="P30"/>
      <text:p text:style-name="P30"/>
      <text:p text:style-name="P30"/>
      <text:p text:style-name="P17"/>
      <text:p text:style-name="P21"/>
      <text:p text:style-name="P14"/>
      <text:p text:style-name="P30">-----------------------------------------------------------------------------------------------------------------------------------------------------------------------------------------------------------------------------------------------</text:p>
      <text:p text:style-name="P20">In terms of functionality, is helm similar to "apply manifest file" ?</text:p>
      <text:h text:style-name="Heading_20_6" text:outline-level="6">ChatGPT said:</text:h>
      <text:p text:style-name="Text_20_body">Great question! In terms of functionality, <text:span text:style-name="Strong_20_Emphasis">Helm and applying Kubernetes manifest files (e.g., with </text:span><text:span text:style-name="Strong_20_Emphasis"><text:span text:style-name="Source_20_Text">kubectl apply -f</text:span></text:span><text:span text:style-name="Strong_20_Emphasis">)</text:span> <text:span text:style-name="Emphasis">can achieve similar results</text:span>, but they work quite differently under the hood and serve different purposes. Here's a breakdown:</text:p>
      <text:p text:style-name="Horizontal_20_Line"/>
      <text:h text:style-name="Heading_20_3" text:outline-level="3">🛠️ <text:span text:style-name="Strong_20_Emphasis">kubectl apply -f &lt;manifest.yaml&gt;</text:span></text:h>
      <text:list xml:id="list285230303" text:style-name="L10">
        <text:list-item>
          <text:p text:style-name="P35"><text:span text:style-name="Strong_20_Emphasis">What it does</text:span>: Applies raw Kubernetes YAML files (like Deployments, Services, etc.) directly to your cluster.</text:p>
        </text:list-item>
        <text:list-item>
          <text:p text:style-name="P35"><text:span text:style-name="Strong_20_Emphasis">Functionality</text:span>: Straightforward – sends the specified configuration to the Kubernetes API server.</text:p>
        </text:list-item>
        <text:list-item>
          <text:p text:style-name="P35"><text:span text:style-name="Strong_20_Emphasis">Pros</text:span>:</text:p>
          <text:list>
            <text:list-item>
              <text:p text:style-name="P35">Simple and native to Kubernetes.</text:p>
            </text:list-item>
            <text:list-item>
              <text:p text:style-name="P35">Good for one-off configurations or small projects.</text:p>
            </text:list-item>
          </text:list>
        </text:list-item>
        <text:list-item>
          <text:p text:style-name="P35"><text:span text:style-name="Strong_20_Emphasis">Cons</text:span>:</text:p>
          <text:list>
            <text:list-item>
              <text:p text:style-name="P35">No versioning or rollback.</text:p>
            </text:list-item>
            <text:list-item>
              <text:p text:style-name="P35"><text:soft-page-break/>No parameterization or templating (you have to manage YAML duplication yourself).</text:p>
            </text:list-item>
            <text:list-item>
              <text:p text:style-name="P35">No lifecycle hooks or packaging.</text:p>
            </text:list-item>
          </text:list>
        </text:list-item>
      </text:list>
      <text:p text:style-name="Horizontal_20_Line"/>
      <text:h text:style-name="Heading_20_3" text:outline-level="3">⛵ <text:span text:style-name="Strong_20_Emphasis">Helm</text:span></text:h>
      <text:list xml:id="list3868495670" text:style-name="L11">
        <text:list-item>
          <text:p text:style-name="P36"><text:span text:style-name="Strong_20_Emphasis">What it does</text:span>: Helm is a <text:span text:style-name="Emphasis">package manager</text:span> for Kubernetes. It uses templates and values files to deploy entire applications as <text:span text:style-name="Strong_20_Emphasis">Helm charts</text:span>.</text:p>
        </text:list-item>
        <text:list-item>
          <text:p text:style-name="P36"><text:span text:style-name="Strong_20_Emphasis">Functionality</text:span>: Think of it like apt/yum/npm for Kubernetes – you can install, upgrade, rollback, and delete “releases” of applications.</text:p>
        </text:list-item>
      </text:list>
      <text:p text:style-name="P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 style:font-family-complex="'Lohit Devanagari'" style:font-family-generic-complex="system" style:font-pitch-complex="variable" style:font-size-complex="7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04-14T13:33:50.869930732</meta:creation-date>
    <dc:date>2025-04-15T11:07:59.163994827</dc:date>
    <meta:editing-duration>PT17H51M37S</meta:editing-duration>
    <meta:editing-cycles>8</meta:editing-cycles>
    <meta:generator>LibreOffice/6.4.7.2$Linux_X86_64 LibreOffice_project/40$Build-2</meta:generator>
    <meta:document-statistic meta:table-count="3" meta:image-count="0" meta:object-count="0" meta:page-count="13" meta:paragraph-count="441" meta:word-count="1806" meta:character-count="14121" meta:non-whitespace-character-count="11944"/>
  </office:meta>
</office:document-meta>
</file>